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10000015A1262AD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000000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2cm" svg:height="1.813cm" svg:x="7.606cm" svg:y="0.927cm">
          <draw:text-box>
            <text:p><text:span text:style-name="T1">Reaction Time Demonstration</text:span></text:p>
          </draw:text-box>
        </draw:frame>
        <draw:rect draw:style-name="gr2" draw:text-style-name="P2" draw:layer="layout" svg:width="27.316cm" svg:height="0.127cm" svg:x="0.989cm" svg:y="16.748cm">
          <text:p/>
        </draw:rect>
        <draw:rect draw:style-name="gr3" draw:text-style-name="P2" draw:layer="layout" svg:width="5.08cm" svg:height="10.16cm" svg:x="1.635cm" svg:y="1.44cm">
          <text:p/>
        </draw:rect>
        <draw:rect draw:style-name="gr3" draw:text-style-name="P2" draw:layer="layout" svg:width="5.715cm" svg:height="6.35cm" svg:x="7.15cm" svg:y="4.745cm">
          <text:p/>
        </draw:rect>
        <draw:rect draw:style-name="gr4" draw:text-style-name="P2" draw:layer="layout" svg:width="3.81cm" svg:height="8.89cm" svg:x="13.5cm" svg:y="2.84cm">
          <text:p/>
        </draw:rect>
        <draw:rect draw:style-name="gr4" draw:text-style-name="P2" draw:layer="layout" svg:width="5.215cm" svg:height="8.255cm" svg:x="17.71cm" svg:y="3.475cm">
          <text:p/>
        </draw:rect>
        <draw:rect draw:style-name="gr3" draw:text-style-name="P2" draw:layer="layout" svg:width="5.08cm" svg:height="5.18cm" svg:x="23.225cm" svg:y="5.78cm">
          <text:p/>
        </draw:rect>
        <draw:frame draw:style-name="gr5" draw:text-style-name="P3" draw:layer="layout" svg:width="5.613cm" svg:height="1.505cm" svg:x="23.087cm" svg:y="14.035cm">
          <draw:text-box>
            <text:p><text:span text:style-name="T2">Time Line</text:span></text:p>
          </draw:text-box>
        </draw:frame>
        <draw:frame draw:style-name="gr6" draw:text-style-name="P2" draw:layer="layout" svg:width="3.835cm" svg:height="9.154cm" svg:x="2.38cm" svg:y="1.886cm">
          <draw:image xlink:href="Pictures/10000000000000910000015A1262AD66.jpg" xlink:type="simple" xlink:show="embed" xlink:actuate="onLoad">
            <text:p/>
          </draw:image>
        </draw:frame>
        <draw:custom-shape draw:style-name="gr7" draw:text-style-name="P2" draw:layer="layout" svg:width="0.001cm" svg:height="0.001cm" svg:x="14.97cm" svg:y="13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81cm" svg:height="2.155cm" svg:x="2.805cm" svg:y="12cm">
          <draw:text-box>
            <text:p><text:span text:style-name="T3">Riding along...</text:span></text:p>
          </draw:text-box>
        </draw:frame>
        <draw:line draw:style-name="gr4" draw:text-style-name="P2" draw:layer="layout" svg:x1="4.175cm" svg:y1="15.605cm" svg:x2="4.175cm" svg:y2="17.51cm">
          <text:p/>
        </draw:line>
        <draw:line draw:style-name="gr4" draw:text-style-name="P2" draw:layer="layout" svg:x1="9.775cm" svg:y1="15.606cm" svg:x2="9.775cm" svg:y2="17.511cm">
          <text:p/>
        </draw:line>
        <draw:line draw:style-name="gr4" draw:text-style-name="P2" draw:layer="layout" svg:x1="15.375cm" svg:y1="15.606cm" svg:x2="15.375cm" svg:y2="17.511cm">
          <text:p/>
        </draw:line>
        <draw:line draw:style-name="gr4" draw:text-style-name="P2" draw:layer="layout" svg:x1="20.275cm" svg:y1="15.606cm" svg:x2="20.275cm" svg:y2="17.511cm">
          <text:p/>
        </draw:line>
        <draw:line draw:style-name="gr4" draw:text-style-name="P2" draw:layer="layout" svg:x1="25.775cm" svg:y1="15.606cm" svg:x2="25.775cm" svg:y2="17.511cm">
          <text:p/>
        </draw:line>
        <draw:custom-shape draw:style-name="gr9" draw:text-style-name="P2" draw:layer="layout" svg:width="0.395cm" svg:height="0.635cm" svg:x="28.105cm" svg:y="16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29T11:56:24.82</meta:creation-date>
    <dc:date>2014-09-29T16:38:28.65</dc:date>
    <meta:editing-duration>PT04H27M50S</meta:editing-duration>
    <meta:editing-cycles>10</meta:editing-cycles>
    <meta:generator>OpenOffice.org/3.1$Win32 OpenOffice.org_project/310m19$Build-9420</meta:generator>
    <meta:document-statistic meta:object-count="17"/>
  </office:meta>
</office:document-meta>
</file>